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standard">
      <style:graphic-properties draw:fill-color="#ccffff" draw:textarea-horizontal-align="justify" draw:textarea-vertical-align="middle" draw:auto-grow-height="false"/>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svg:stroke-color="#ff0000" draw:fill="none" draw:textarea-horizontal-align="justify" draw:textarea-vertical-align="middle" draw:auto-grow-height="false" fo:min-height="0cm" fo:min-width="0cm" fo:wrap-option="no-wrap"/>
    </style:style>
    <style:style style:name="gr7" style:family="graphic" style:parent-style-name="standard">
      <style:graphic-properties draw:stroke="none" svg:stroke-color="#000000" draw:fill="none" draw:fill-color="#ffffff" fo:min-height="2.54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text-properties fo:font-size="32pt" style:font-size-asian="32pt" style:font-size-complex="32pt"/>
    </style:style>
    <style:style style:name="P3" style:family="paragraph">
      <style:paragraph-properties fo:text-align="center"/>
      <style:text-properties fo:font-size="24pt" style:font-size-asian="24pt" style:font-size-complex="24pt"/>
    </style:style>
    <style:style style:name="P4" style:family="paragraph">
      <style:paragraph-properties fo:margin-left="0cm" fo:margin-right="0cm" fo:text-align="center" fo:text-indent="0cm"/>
      <style:text-properties fo:font-size="24pt" style:font-size-asian="24pt" style:font-size-complex="24pt"/>
    </style:style>
    <style:style style:name="P5" style:family="paragraph">
      <style:paragraph-properties fo:margin-left="0cm" fo:margin-right="0cm" fo:text-align="center" fo:text-indent="0cm"/>
      <style:text-properties fo:font-size="28pt" style:font-size-asian="28pt" style:font-size-complex="28pt"/>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text-properties fo:font-size="28pt" style:font-size-asian="28pt" style:font-size-complex="28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28pt" style:font-size-asian="28pt" style:font-size-complex="2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985cm" svg:height="4.445cm" svg:x="2.905cm" svg:y="11.16cm">
          <text:p text:style-name="P1"><text:span text:style-name="T1">S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4.275cm" svg:height="4.476cm" svg:x="4.175cm" svg:y="4.779cm">
          <text:p text:style-name="P1"><text:span text:style-name="T2">SAL</text:span></text:p>
          <text:p text:style-name="P1"><text:span text:style-name="T2">input</text:span></text:p>
          <text:p text:style-name="P1"><text:span text:style-name="T2">fil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4" draw:layer="layout" svg:width="4.18cm" svg:height="5.3cm" svg:x="13.965cm" svg:y="5.445cm">
          <text:p text:style-name="P1"><text:span text:style-name="T2"/></text:p>
          <text:p text:style-name="P1"><text:span text:style-name="T2">Yices</text:span></text:p>
          <text:p text:style-name="P1"><text:span text:style-name="T2">(SMT </text:span></text:p>
          <text:p text:style-name="P1"><text:span text:style-name="T2">sol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draw:layer="layout" svg:width="4.21cm" svg:height="3.81cm" svg:x="13.935cm" svg:y="11.16cm">
          <text:p text:style-name="P1"><text:span text:style-name="T2"/></text:p>
          <text:p text:style-name="P1"><text:span text:style-name="T2">CUDD</text:span></text:p>
          <text:p text:style-name="P1"><text:span text:style-name="T2">(BD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5" draw:layer="layout" svg:width="4.18cm" svg:height="3.555cm" svg:x="13.965cm" svg:y="16.33cm">
          <text:p text:style-name="P1"><text:span text:style-name="T3">EVMD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3.175cm" svg:height="2.54cm" svg:x="10.525cm" svg:y="9.255cm">
          <text:p text:style-name="P7"/>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6" draw:layer="layout" svg:width="3.175cm" svg:height="1.27cm" svg:x="10.525cm" svg:y="12.43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6" draw:layer="layout" svg:width="3.175cm" svg:height="5.08cm" svg:x="10.525cm" svg:y="14.335cm">
          <text:p text:style-name="P7"/>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6" draw:layer="layout" svg:width="1.849cm" svg:height="1.47cm" svg:x="5.466cm" svg:y="9.455cm">
          <text:p text:style-name="P7"/>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6" draw:layer="layout" svg:width="6.35cm" svg:height="5.08cm" svg:x="12.43cm" svg:y="15.605cm">
          <text:p text:style-name="P7"/>
          <draw:enhanced-geometry svg:viewBox="0 0 21600 21600" draw:text-areas="800 800 20800 20800" draw:type="round-rectangular-callout" draw:modifiers="-8468.58762399622 9658.571147411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7" draw:layer="layout" svg:width="5.715cm" svg:height="2.79cm" svg:x="4.175cm" svg:y="16.875cm">
          <draw:text-box>
            <text:p text:style-name="P7"/>
          </draw:text-box>
        </draw:frame>
        <draw:frame draw:style-name="gr8" draw:text-style-name="P8" draw:layer="layout" svg:width="4.511cm" svg:height="1.479cm" svg:x="5.445cm" svg:y="17.075cm">
          <draw:text-box>
            <text:p text:style-name="P7"><text:span text:style-name="T3">Our work</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10-09-05T11:27:26</meta:creation-date>
    <dc:date>2010-09-08T16:44:46</dc:date>
    <meta:editing-cycles>2</meta:editing-cycles>
    <meta:editing-duration>PT5M38S</meta:editing-duration>
    <meta:user-defined meta:name="Info 1"/>
    <meta:user-defined meta:name="Info 2"/>
    <meta:user-defined meta:name="Info 3"/>
    <meta:user-defined meta:name="Info 4"/>
    <meta:document-statistic meta:object-count="12"/>
  </office:meta>
</office:document-meta>
</file>